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Standaard" style:master-page-name="MP0" style:family="paragraph">
      <style:paragraph-properties fo:break-before="page"/>
    </style:style>
  </office:automatic-styles>
  <office:body>
    <office:text text:use-soft-page-breaks="true">
      <text:p text:style-name="P1">Zelf reflectie Laravel:</text:p>
      <text:p text:style-name="Standaard"/>
      <text:p text:style-name="Standaard">Ik heb geleerd met Laravel hoe het is om te werken met een framework en hoe praktisch het is<text:s/>in praktijk. De Inhoud van de module legde goed de basics van deze framework uit en was goed en behulpzaam materiaal om uiteindelijk je eindopdracht te kunnen voltooien. De werkdruk van deze module was prima te behappen en er was genoeg tijd om alles af te ronden. Routings toepassen naar je controller toe was in het begin pittig om te begrijpen en het duurde even voor ik het nut van de Model door had ( Echter heb ik dit mezelf geleerd toen ik ziek was dus kan ook hierdoor komen). Het verstrekken van certificaten was een extra motivator voor mij om tijd te nemen me dieper te verdiepen en extra tijd te steken in laravel, ik ben erg blij dat dit idee en het is ook iets wat ik voor in de toekomst zeker aanmoedig om toe te passen.</text:p>
      <text:p text:style-name="Standaard">Al met al een interessante module waar ik geen klachten over heb.</text:p>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Wullems, Kinga</meta:initial-creator>
    <dc:creator>Wullems, Kinga</dc:creator>
    <meta:creation-date>2022-11-09T12:44:00Z</meta:creation-date>
    <dc:date>2022-11-09T12:52:00Z</dc:date>
    <meta:template xlink:href="Normal.dotm" xlink:type="simple"/>
    <meta:editing-cycles>1</meta:editing-cycles>
    <meta:editing-duration>PT480S</meta:editing-duration>
    <meta:document-statistic meta:page-count="1" meta:paragraph-count="1" meta:word-count="142" meta:character-count="922" meta:row-count="6" meta:non-whitespace-character-count="781"/>
  </office:meta>
</office:document-meta>
</file>